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</style:style>
    <style:style style:name="T2" style:parent-style-name="DefaultParagraphFont" style:family="text">
      <style:text-properties fo:font-size="12pt" style:font-size-asian="12pt" style:font-size-complex="12pt" fo:language="en" fo:country="US"/>
    </style:style>
    <style:style style:name="T3" style:parent-style-name="DefaultParagraphFont" style:family="text">
      <style:text-properties fo:font-size="12pt" style:font-size-asian="12pt" style:font-size-complex="12pt" fo:language="en" fo:country="US"/>
    </style:style>
    <style:style style:name="T4" style:parent-style-name="DefaultParagraphFont" style:family="text">
      <style:text-properties fo:font-size="12pt" style:font-size-asian="12pt" style:font-size-complex="12pt" fo:language="en" fo:country="US"/>
    </style:style>
    <style:style style:name="T5" style:parent-style-name="DefaultParagraphFont" style:family="text">
      <style:text-properties fo:font-size="12pt" style:font-size-asian="12pt" style:font-size-complex="12pt" fo:language="en" fo:country="US"/>
    </style:style>
    <style:style style:name="T6" style:parent-style-name="DefaultParagraphFont" style:family="text">
      <style:text-properties fo:font-size="12pt" style:font-size-asian="12pt" style:font-size-complex="12pt" fo:language="en" fo:country="US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Normal" style:family="paragraph">
      <style:paragraph-properties fo:text-align="start" fo:text-indent="0in"/>
      <style:text-properties fo:font-size="12pt" style:font-size-asian="12pt" style:font-size-complex="12pt" fo:language="en" fo:country="US"/>
    </style:style>
    <style:style style:name="P40" style:parent-style-name="Normal" style:family="paragraph">
      <style:paragraph-properties fo:text-align="start" fo:text-indent="0in"/>
    </style:style>
    <style:style style:name="T41" style:parent-style-name="DefaultParagraphFont" style:family="text">
      <style:text-properties fo:font-size="12pt" style:font-size-asian="12pt" style:font-size-complex="12pt" fo:language="en" fo:country="US"/>
    </style:style>
    <style:style style:name="T42" style:parent-style-name="DefaultParagraphFont" style:family="text">
      <style:text-properties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0" style:parent-style-name="Normal" style:family="paragraph">
      <style:paragraph-properties fo:text-align="start" fo:text-indent="0in"/>
    </style:style>
    <style:style style:name="T81" style:parent-style-name="DefaultParagraphFont" style:family="text">
      <style:text-properties fo:font-size="12pt" style:font-size-asian="12pt" style:font-size-complex="12pt" fo:language="en" fo:country="US"/>
    </style:style>
    <style:style style:name="T82" style:parent-style-name="DefaultParagraphFont" style:family="text">
      <style:text-properties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9" style:parent-style-name="DefaultParagraphFont" style:family="text">
      <style:text-properties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The Pittsburgh Sleep Quality Index (</text:span><text:span text:style-name="T3">PSQI) is a<text:s/></text:span><text:span text:style-name="T4">(</text:span><text:span text:style-name="T5">widely recognized</text:span><text:span text:style-name="T6">)</text:span><text:span text:style-name="T7"><text:s/>self-rated questionnaire that assesses sleep quality and disturbance over the past month.<text:s/></text:span><text:span text:style-name="T8">Developed by Buys</text:span><text:span text:style-name="T9">s</text:span><text:span text:style-name="T10">e</text:span><text:span text:style-name="T11">, Reynolds, Monk, Berman, and Kupfer</text:span><text:span text:style-name="T12"><text:s/>in 1988, the PSQI has become the most commonly used<text:s/></text:span><text:span text:style-name="T13">sleep health assessment tool</text:span><text:span text:style-name="T14"><text:s/>in both clinical and research settings</text:span><text:span text:style-name="T15">.<text:s/></text:span><text:span text:style-name="T16">Its reliability and validity have been co</text:span><text:span text:style-name="T17">nsistently demonstrated across multiple studies</text:span><text:span text:style-name="T18"><text:s/>(Carpenter &amp; Andrykowski, 1998; Manzar et al., 2018; Mollayeva et al., 2016).</text:span><text:span text:style-name="T19"><text:s/></text:span><text:span text:style-name="T20"><text:s/></text:span><text:span text:style-name="T21">As a standardized clinical instrument, the PSQI covers a broad range of indicators relevant to sleep quality (Mollayeva et al., 2016). It<text:s/></text:span><text:span text:style-name="T22">consists of 24 items, 19 of which are self-reported by the patient, while 5 items require input from a roommate or bed partner. However, only the self-reported items are used in the quantitative evaluation of sleep quality, as perceived by the patient (Buysse et al., 1989</text:span><text:span text:style-name="T23">;<text:s/></text:span><text:span text:style-name="T24">Manzar et al., 2018). These 19 items are<text:s/></text:span><text:span text:style-name="T25">categorized</text:span><text:span text:style-name="T26"><text:s/>into seven<text:s/></text:span><text:span text:style-name="T27">components</text:span><text:span text:style-name="T28">: sleep quality, sleep latency, sleep duration, habitual sleep efficiency, sleep disturbance, use of sleeping medications, and daytime dysfunction.<text:s/></text:span><text:span text:style-name="T29">The<text:s/></text:span><text:span text:style-name="T30">questionnaire</text:span><text:span text:style-name="T31"><text:s/></text:span><text:span text:style-name="T32">uses<text:s/></text:span><text:span text:style-name="T33">varying response formats</text:span><text:span text:style-name="T34"><text:s/>across these items</text:span><text:span text:style-name="T35">, including the recording of usual bed and wake times, number of hours slept, minutes taken to fall asleep, as well as forced-choice Likert-type responses (Buysse et al., 1989).<text:s/></text:span><text:span text:style-name="T36">Together, these component scores generate a global sleep quality score ranging from 0 to 21, with scores<text:s/></text:span><text:span text:style-name="T37">&gt;</text:span><text:span text:style-name="T38">5 indicating poor sleep quality (Buysse et al., 1989; Hinz et al., 2017).</text:span></text:p>
      <text:p text:style-name="P39"/>
      <text:p text:style-name="P40"><text:span text:style-name="T41">The Pittsburgh Sleep Quality Index (</text:span><text:span text:style-name="T42">PSQI), developed by<text:s/></text:span><text:span text:style-name="T43">Buys</text:span><text:span text:style-name="T44">s</text:span><text:span text:style-name="T45">e</text:span><text:span text:style-name="T46">, Reynolds, Monk, Berman, and Kupfer</text:span><text:span text:style-name="T47"><text:s/>in 1988</text:span><text:span text:style-name="T48"><text:s/>is a</text:span><text:span text:style-name="T49"><text:s/>self-rated questionnaire that assesses sleep quality and disturbance over the past month. The PSQI is the most commonly used sleep health assessment tool in both clinical and research settings.<text:s/></text:span><text:span text:style-name="T50">Its reliability and validity have been co</text:span><text:span text:style-name="T51">nsistently demonstrated across multiple studies</text:span><text:span text:style-name="T52"><text:s/>(Carpenter &amp; Andrykowski, 1998; Manzar et al., 2018; Mollayeva et al., 2016).</text:span><text:span text:style-name="T53"><text:s/></text:span><text:span text:style-name="T54">The questionnaire consists of 24 items in total, 19 of which are self-reported by the patient and 5 of which require input from a room or bed partner.<text:s/></text:span><text:span text:style-name="T55">O</text:span><text:span text:style-name="T56">nly the<text:s/></text:span><text:span text:style-name="T57">19<text:s/></text:span><text:span text:style-name="T58">self-reported items are used</text:span><text:span text:style-name="T59"><text:s/>for<text:s/></text:span><text:span text:style-name="T60">the quantitative evaluation of sleep quality, as perceived by the patient (Buysse et al., 1989</text:span><text:span text:style-name="T61">;<text:s/></text:span><text:span text:style-name="T62">Manzar et al., 2018).</text:span><text:span text:style-name="T63"><text:s/></text:span><text:span text:style-name="T64">The response formats</text:span><text:span text:style-name="T65"><text:s/>across the items vary</text:span><text:span text:style-name="T66">,<text:s/></text:span><text:span text:style-name="T67">including<text:s/></text:span><text:span text:style-name="T68">the recording of usual bed and wake times, number of hours slept, minutes taken to fall asleep, as well as forced-choice Likert-type responses (Buysse et al., 1989).</text:span><text:span text:style-name="T69"><text:s/></text:span><text:span text:style-name="T70">The</text:span><text:span text:style-name="T71"><text:s/></text:span><text:span text:style-name="T72">items are categorized into seven component</text:span><text:span text:style-name="T73">s, which are subjective<text:s/></text:span><text:span text:style-name="T74">sleep quality, sleep latency, sleep duration, habitual sleep efficiency, sleep disturbance, use of sleeping<text:s/></text:span><text:soft-page-break/><text:span text:style-name="T75">medications, and daytime dysfunction</text:span><text:span text:style-name="T76">, for each component given a score. Together, these components scores generate a global sleep quality score ranging from 0 to 21, with scores &gt;5 indicating poor sleep quality (</text:span><text:span text:style-name="T77">Buysse et al., 1989; Hinz et al., 2017).</text:span><text:span text:style-name="T78"><text:s/></text:span></text:p>
      <text:p text:style-name="P79"/>
      <text:p text:style-name="P80"><text:span text:style-name="T81">The Pittsburgh Sleep Quality Index (</text:span><text:span text:style-name="T82">PSQI), developed by<text:s/></text:span><text:span text:style-name="T83">Buys</text:span><text:span text:style-name="T84">s</text:span><text:span text:style-name="T85">e</text:span><text:span text:style-name="T86">, Reynolds, Monk, Berman, and Kupfer</text:span><text:span text:style-name="T87"><text:s/>in 1988</text:span><text:span text:style-name="T88"><text:s/>is a</text:span><text:span text:style-name="T89"><text:s/>self-rated questionnaire that assesses sleep quality and disturbance over the past month. The PSQI is the most commonly used sleep health assessment tool in both clinical and research settings.<text:s/></text:span><text:span text:style-name="T90">Its reliability and validity have been co</text:span><text:span text:style-name="T91">nsistently demonstrated across multiple studies</text:span><text:span text:style-name="T92"><text:s/>(Carpenter &amp; Andrykowski, 1998; Manzar et al., 2018; Mollayeva et al., 2016).</text:span><text:span text:style-name="T93"><text:s/>The questionnaire consists of 24 items in total, 19 of which are self-reported by the patient and 5 of which require input from a room or bed partner. O</text:span><text:span text:style-name="T94">nly the<text:s/></text:span><text:span text:style-name="T95">19<text:s/></text:span><text:span text:style-name="T96">self-reported items are used</text:span><text:span text:style-name="T97"><text:s/>for<text:s/></text:span><text:span text:style-name="T98">the quantitative evaluation of sleep quality, as perceived by the patient (Buysse et al., 1989</text:span><text:span text:style-name="T99">;<text:s/></text:span><text:span text:style-name="T100">Manzar et al., 2018).</text:span><text:span text:style-name="T101"><text:s/>These items are categorized into seven components, which are subjective<text:s/></text:span><text:span text:style-name="T102">sleep quality, sleep latency, sleep duration, habitual sleep efficiency, sleep disturbance, use of sleeping medications, and daytime dysfunction</text:span><text:span text:style-name="T103">, for each component given a score. Together, these components scores generate a global sleep quality score ranging from 0 to 21, with scores &gt;5 indicating poor sleep quality (</text:span><text:span text:style-name="T104">Buysse et al., 1989; Hinz et al., 2017).</text:span><text:span text:style-name="T105"><text:s text:c="2"/></text:span><text:span text:style-name="T106">The<text:s/></text:span><text:span text:style-name="T107">PSQI</text:span><text:span text:style-name="T108"><text:s/></text:span><text:span text:style-name="T109">uses<text:s/></text:span><text:span text:style-name="T110">varying response formats</text:span><text:span text:style-name="T111"><text:s/>across items</text:span><text:span text:style-name="T112">, including the recording of usual bed and wake times, number of hours slept, minutes taken to fall asleep, as well as forced-choice Likert-type responses (Buysse et al., 1989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8-21T07:56:00Z</meta:creation-date>
    <dc:date>2024-08-21T09:30:00Z</dc:date>
    <meta:template xlink:href="Normal.dotm" xlink:type="simple"/>
    <meta:editing-cycles>1</meta:editing-cycles>
    <meta:editing-duration>PT0S</meta:editing-duration>
    <meta:user-defined meta:name="GrammarlyDocumentId">7c7f1de3-ff08-4b7e-8e7b-2e316a5817e0</meta:user-defined>
    <meta:document-statistic meta:page-count="2" meta:paragraph-count="4" meta:word-count="679" meta:character-count="4447" meta:row-count="53" meta:non-whitespace-character-count="3772"/>
  </office:meta>
</office:document-meta>
</file>